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06f32d" officeooo:paragraph-rsid="0006f32d"/>
    </style:style>
    <style:style style:name="P2" style:family="paragraph" style:parent-style-name="Text_20_body">
      <style:paragraph-properties fo:text-align="justify" style:justify-single-word="false"/>
      <style:text-properties fo:font-style="normal" officeooo:rsid="00071d8f" officeooo:paragraph-rsid="0006f32d" style:font-style-asian="normal" style:font-style-complex="normal"/>
    </style:style>
    <style:style style:name="P3" style:family="paragraph" style:parent-style-name="Title">
      <style:text-properties officeooo:rsid="0006f32d" officeooo:paragraph-rsid="0006f32d"/>
    </style:style>
    <style:style style:name="P4" style:family="paragraph" style:parent-style-name="Text_20_body" style:list-style-name="L1">
      <style:paragraph-properties fo:text-align="justify" style:justify-single-word="false"/>
      <style:text-properties officeooo:rsid="0006f32d" officeooo:paragraph-rsid="00071d8f"/>
    </style:style>
    <style:style style:name="P5" style:family="paragraph" style:parent-style-name="Text_20_body" style:list-style-name="L1">
      <style:paragraph-properties fo:text-align="justify" style:justify-single-word="false"/>
      <style:text-properties fo:font-style="normal" officeooo:rsid="0017d52b" officeooo:paragraph-rsid="0017d52b" style:font-style-asian="normal" style:font-style-complex="normal"/>
    </style:style>
    <style:style style:name="P6" style:family="paragraph" style:parent-style-name="Text_20_body" style:list-style-name="L1">
      <style:paragraph-properties fo:text-align="justify" style:justify-single-word="false"/>
      <style:text-properties fo:font-style="normal" officeooo:rsid="00199d91" officeooo:paragraph-rsid="00199d91" style:font-style-asian="normal" style:font-style-complex="normal"/>
    </style:style>
    <style:style style:name="P7" style:family="paragraph" style:parent-style-name="Text_20_body">
      <style:paragraph-properties fo:text-align="justify" style:justify-single-word="false"/>
      <style:text-properties officeooo:rsid="0008d4c7" officeooo:paragraph-rsid="0008d4c7"/>
    </style:style>
    <style:style style:name="P8" style:family="paragraph" style:parent-style-name="Text_20_body" style:list-style-name="L1">
      <style:paragraph-properties fo:text-align="justify" style:justify-single-word="false"/>
      <style:text-properties officeooo:rsid="001685c7" officeooo:paragraph-rsid="001685c7"/>
    </style:style>
    <style:style style:name="P9" style:family="paragraph" style:parent-style-name="Text_20_body" style:list-style-name="L1">
      <style:paragraph-properties fo:text-align="justify" style:justify-single-word="false"/>
      <style:text-properties officeooo:rsid="0017603b" officeooo:paragraph-rsid="0017603b"/>
    </style:style>
    <style:style style:name="P10" style:family="paragraph" style:parent-style-name="Text_20_body" style:list-style-name="L1">
      <style:paragraph-properties fo:text-align="justify" style:justify-single-word="false"/>
      <style:text-properties officeooo:rsid="0017d52b" officeooo:paragraph-rsid="0017d52b"/>
    </style:style>
    <style:style style:name="P11" style:family="paragraph" style:parent-style-name="Text_20_body" style:list-style-name="L1">
      <style:paragraph-properties fo:text-align="justify" style:justify-single-word="false"/>
      <style:text-properties officeooo:rsid="00199d91" officeooo:paragraph-rsid="00199d91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71d8f" style:font-style-asian="italic" style:font-style-complex="italic"/>
    </style:style>
    <style:style style:name="T3" style:family="text">
      <style:text-properties fo:font-style="italic" officeooo:rsid="0017d52b" style:font-style-asian="italic" style:font-style-complex="italic"/>
    </style:style>
    <style:style style:name="T4" style:family="text">
      <style:text-properties fo:font-style="italic" officeooo:rsid="00199d91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071d8f" style:font-style-asian="normal" style:font-style-complex="normal"/>
    </style:style>
    <style:style style:name="T7" style:family="text">
      <style:text-properties fo:font-style="normal" officeooo:rsid="0008d4c7" style:font-style-asian="normal" style:font-style-complex="normal"/>
    </style:style>
    <style:style style:name="T8" style:family="text">
      <style:text-properties fo:font-style="normal" officeooo:rsid="0017603b" style:font-style-asian="normal" style:font-style-complex="normal"/>
    </style:style>
    <style:style style:name="T9" style:family="text">
      <style:text-properties fo:font-style="normal" officeooo:rsid="0017d52b" style:font-style-asian="normal" style:font-style-complex="normal"/>
    </style:style>
    <style:style style:name="T10" style:family="text">
      <style:text-properties fo:font-style="normal" officeooo:rsid="00199d91" style:font-style-asian="normal" style:font-style-complex="normal"/>
    </style:style>
    <style:style style:name="T11" style:family="text">
      <style:text-properties fo:font-style="normal" officeooo:rsid="001c8dcc" style:font-style-asian="normal" style:font-style-complex="normal"/>
    </style:style>
    <style:style style:name="T12" style:family="text">
      <style:text-properties officeooo:rsid="001685c7"/>
    </style:style>
    <style:style style:name="T13" style:family="text">
      <style:text-properties officeooo:rsid="0017603b"/>
    </style:style>
    <style:style style:name="T14" style:family="text">
      <style:text-properties officeooo:rsid="001c8dc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Zadatak <text:span text:style-name="T12">3</text:span></text:p>
      <text:p text:style-name="P1"/>
      <text:list xml:id="list3846974991949164914" text:style-name="L1">
        <text:list-item>
          <text:p text:style-name="P8">Dodati novi modul <text:span text:style-name="T1">app-routing-module</text:span> koji će biti zadužen za konfiguraciju maršruta.</text:p>
        </text:list-item>
        <text:list-item>
          <text:p text:style-name="P8">U <text:span text:style-name="T1">app.component.html</text:span> umesto <text:span text:style-name="T1">artikal-list</text:span> dodati <text:span text:style-name="T1">router-outlet</text:span>, a <text:span text:style-name="T1">artikal-list</text:span> komponentu vezati za maršrutu <text:span text:style-name="T1">/artikli</text:span>. Takođe, maršrutu <text:span text:style-name="T1">/artikli</text:span> <text:span text:style-name="T14">podesiti</text:span> da bude podrazumevana maršruta.</text:p>
        </text:list-item>
        <text:list-item>
          <text:p text:style-name="P8">Komponentu <text:span text:style-name="T1">artikal-add</text:span> skloniti iz šablona komponente <text:span text:style-name="T1">artikal-list</text:span>, te kreirati maršrutu <text:span text:style-name="T1">/add</text:span> i povezati je sa komponentom <text:span text:style-name="T1">artikal-add</text:span>.</text:p>
        </text:list-item>
        <text:list-item>
          <text:p text:style-name="P9">Na početku šablona komponent <text:span text:style-name="T1">artikal-list</text:span> dodati dugme <text:span text:style-name="T1">Dodaj artikal</text:span> koji je skače na maršrutu <text:span text:style-name="T1">/add</text:span>.</text:p>
        </text:list-item>
        <text:list-item>
          <text:p text:style-name="P4"><text:span text:style-name="T13">Prilagoditi servis </text:span><text:span text:style-name="T2">artikal </text:span><text:span text:style-name="T8">tako da komunicira sa</text:span><text:span text:style-name="T6"> back-end-om. </text:span><text:span text:style-name="T8">Potrebno je implem</text:span><text:span text:style-name="T9">en</text:span><text:span text:style-name="T8">tirati dobavljanje svih artikala i operaciju dodavanja artikla.</text:span></text:p>
        </text:list-item>
        <text:list-item>
          <text:p text:style-name="P5">Kreirati komponentu <text:span text:style-name="T1">artikal-edit</text:span> sa formom za izmenu podataka o artiklu i povezati je sa maršrutom <text:span text:style-name="T1">/edit/:id</text:span>, gde <text:span text:style-name="T1">id</text:span> predstavlja <text:span text:style-name="T1">id</text:span> artikla koji se edituje. Obezbediti da se skok na maršrutu <text:span text:style-name="T1">/edit/:id </text:span>dobija kolikom na naziv artikla u šablonu komponente <text:span text:style-name="T1">artikal-item</text:span>.</text:p>
        </text:list-item>
        <text:list-item>
          <text:p text:style-name="P10"><text:span text:style-name="T7">S</text:span><text:span text:style-name="T5">ervis </text:span><text:span text:style-name="T1">artikal</text:span><text:span text:style-name="T5"> proširiti metodom koja poziva back-end-a za izmenu artikla. Dodatu metodu </text:span><text:span text:style-name="T11">upotrebiti</text:span><text:span text:style-name="T5"> u komponenti <text:s/></text:span><text:span text:style-name="T1">artikal-edit.</text:span></text:p>
        </text:list-item>
        <text:list-item>
          <text:p text:style-name="P10"><text:span text:style-name="T5">U folder </text:span><text:span text:style-name="T1">model</text:span><text:span text:style-name="T5"> dodati klasu </text:span><text:span text:style-name="T1">TipArtikla</text:span><text:span text:style-name="T5"> sa sledećim poljima: </text:span><text:span text:style-name="T1">id</text:span><text:span text:style-name="T5">, </text:span><text:span text:style-name="T1">naziv</text:span><text:span text:style-name="T5"> i </text:span><text:span text:style-name="T1">opis</text:span><text:span text:style-name="T5">.</text:span></text:p>
        </text:list-item>
        <text:list-item>
          <text:p text:style-name="P10"><text:span text:style-name="T5">U folder services dodati servis </text:span><text:span text:style-name="T1">TipArtiklaService</text:span><text:span text:style-name="T5"> sa metodom za dobaljanje svih tipova artikala sa back-end-a.</text:span></text:p>
        </text:list-item>
        <text:list-item>
          <text:p text:style-name="P11"><text:span text:style-name="T5">U k</text:span><text:span text:style-name="T9">omponent</text:span><text:span text:style-name="T5">ama</text:span><text:span text:style-name="T9"> </text:span><text:span text:style-name="T3">artikal-add </text:span><text:span text:style-name="T5">i</text:span><text:span text:style-name="T9"> </text:span><text:span text:style-name="T3">artikal-edit, </text:span><text:span text:style-name="T5">dugme </text:span><text:span text:style-name="T1">Očisti</text:span><text:span text:style-name="T5"> </text:span><text:span text:style-name="T1">formu</text:span><text:span text:style-name="T5"> promeniti u </text:span><text:span text:style-name="T1">Odustani</text:span><text:span text:style-name="T5"> koje služi za vraćanje nazad na prethodnu stranicu. </text:span></text:p>
        </text:list-item>
        <text:list-item>
          <text:p text:style-name="P10"><text:span text:style-name="T5">Komponente </text:span><text:span text:style-name="T1">artikal-add </text:span><text:span text:style-name="T10">i</text:span><text:span text:style-name="T5"> </text:span><text:span text:style-name="T1">artikal-edit</text:span><text:span text:style-name="T5"> izmeniti tako da se tip artikla na formi zadaje preko </text:span><text:span text:style-name="T1">drop-down</text:span><text:span text:style-name="T5"> liste sa </text:span><text:span text:style-name="T11">nazivima</text:span><text:span text:style-name="T5"> tipovima artikala koji su učitani pomoću servis</text:span><text:span text:style-name="T10">a</text:span><text:span text:style-name="T5"> </text:span><text:span text:style-name="T1">TipArtiklaService.</text:span></text:p>
        </text:list-item>
        <text:list-item>
          <text:p text:style-name="P6"><text:span text:style-name="T1">Bonus</text:span>: U okviru komponente <text:span text:style-name="T1">artikal-list</text:span> dodati mogućnost pretrage artikala po nazivu.</text:p>
        </text:list-item>
      </text:list>
      <text:p text:style-name="P7"><text:span text:style-name="T5"/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5T16:33:54.139283967</meta:creation-date>
    <dc:date>2018-07-04T22:54:49.797638239</dc:date>
    <meta:editing-duration>PT49M50S</meta:editing-duration>
    <meta:editing-cycles>12</meta:editing-cycles>
    <meta:generator>LibreOffice/5.1.6.2$Linux_X86_64 LibreOffice_project/10m0$Build-2</meta:generator>
    <meta:document-statistic meta:table-count="0" meta:image-count="0" meta:object-count="0" meta:page-count="1" meta:paragraph-count="13" meta:word-count="236" meta:character-count="1672" meta:non-whitespace-character-count="1459"/>
  </office:meta>
</office:document-meta>
</file>